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lyUPC" svg:font-family="LilyUPC"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3" style:parent-style-name="Sous-titre" style:family="paragraph">
      <style:paragraph-properties fo:border-top="none" fo:border-left="none" fo:border-bottom="0.0138in solid #000000" fo:border-right="none" fo:padding-top="0in" fo:padding-left="0in" fo:padding-bottom="0.0277in" fo:padding-right="0in" style:shadow="none"/>
      <style:text-properties fo:language="en" fo:country="US"/>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style="italic" style:font-style-asian="italic" style:font-style-complex="italic"/>
    </style:style>
    <style:style style:name="P8" style:parent-style-name="Normal" style:family="paragraph">
      <style:text-properties fo:font-weight="bold" style:font-weight-asian="bold"/>
    </style:style>
    <style:style style:name="P9" style:parent-style-name="Normal" style:family="paragraph">
      <style:paragraph-properties fo:text-align="justify"/>
      <style:text-properties style:font-name-complex="LilyUPC" fo:font-size="11pt" style:font-size-asian="11pt" style:font-size-complex="11pt"/>
    </style:style>
    <style:style style:name="P10" style:parent-style-name="Paragraphedeliste" style:family="paragraph">
      <style:paragraph-properties fo:text-align="justify"/>
    </style:style>
    <style:style style:name="T11" style:parent-style-name="Policepardéfaut" style:family="text">
      <style:text-properties style:font-name="Liberation Serif" style:font-name-complex="LilyUPC" fo:font-style="italic" style:font-style-asian="italic"/>
    </style:style>
    <style:style style:name="T12" style:parent-style-name="Policepardéfaut" style:family="text">
      <style:text-properties style:font-name="Liberation Serif" style:font-name-complex="LilyUPC"/>
    </style:style>
    <style:style style:name="T13" style:parent-style-name="Policepardéfaut" style:family="text">
      <style:text-properties style:font-name="Liberation Serif" style:font-name-complex="LilyUPC" fo:font-style="italic" style:font-style-asian="italic"/>
    </style:style>
    <style:style style:name="T14" style:parent-style-name="Policepardéfaut" style:family="text">
      <style:text-properties style:font-name="Liberation Serif" style:font-name-complex="LilyUPC"/>
    </style:style>
    <style:style style:name="T15" style:parent-style-name="Policepardéfaut" style:family="text">
      <style:text-properties style:font-name="Liberation Serif" style:font-name-complex="LilyUPC" fo:font-style="italic" style:font-style-asian="italic"/>
    </style:style>
    <style:style style:name="T16" style:parent-style-name="Policepardéfaut" style:family="text">
      <style:text-properties style:font-name="Liberation Serif" style:font-name-complex="LilyUPC"/>
    </style:style>
    <style:style style:name="T17" style:parent-style-name="Policepardéfaut" style:family="text">
      <style:text-properties style:font-name="Liberation Serif" style:font-name-complex="LilyUPC" style:text-position="sub 63.6%"/>
    </style:style>
    <style:style style:name="T18" style:parent-style-name="Policepardéfaut" style:family="text">
      <style:text-properties style:font-name="Liberation Serif" style:font-name-complex="LilyUPC"/>
    </style:style>
    <style:style style:name="T19" style:parent-style-name="Policepardéfaut" style:family="text">
      <style:text-properties style:font-name="Liberation Serif" style:font-name-complex="Arial"/>
    </style:style>
    <style:style style:name="T20" style:parent-style-name="Policepardéfaut" style:family="text">
      <style:text-properties style:font-name="Liberation Serif" style:font-name-complex="LilyUPC"/>
    </style:style>
    <style:style style:name="T21" style:parent-style-name="Policepardéfaut" style:family="text">
      <style:text-properties style:font-name="Liberation Serif" style:font-name-complex="LilyUPC" style:text-position="sub 63.6%"/>
    </style:style>
    <style:style style:name="T22" style:parent-style-name="Policepardéfaut" style:family="text">
      <style:text-properties style:font-name="Liberation Serif" style:font-name-complex="LilyUPC"/>
    </style:style>
    <style:style style:name="T23" style:parent-style-name="Policepardéfaut" style:family="text">
      <style:text-properties style:font-name="Liberation Serif" style:font-name-complex="LilyUPC" style:text-position="sub 63.6%"/>
    </style:style>
    <style:style style:name="T24" style:parent-style-name="Policepardéfaut" style:family="text">
      <style:text-properties style:font-name="Liberation Serif" style:font-name-complex="LilyUPC"/>
    </style:style>
    <style:style style:name="T25" style:parent-style-name="Policepardéfaut" style:family="text">
      <style:text-properties style:font-name="Liberation Serif" style:font-name-complex="LilyUPC" style:text-position="sub 63.6%"/>
    </style:style>
    <style:style style:name="T26" style:parent-style-name="Policepardéfaut" style:family="text">
      <style:text-properties style:font-name="Liberation Serif" style:font-name-complex="LilyUPC"/>
    </style:style>
    <style:style style:name="T27" style:parent-style-name="Policepardéfaut" style:family="text">
      <style:text-properties style:font-name="Liberation Serif" style:font-name-complex="LilyUPC" style:text-position="sub 63.6%"/>
    </style:style>
    <style:style style:name="T28" style:parent-style-name="Policepardéfaut" style:family="text">
      <style:text-properties style:font-name="Liberation Serif" style:font-name-complex="LilyUPC"/>
    </style:style>
    <style:style style:name="T29" style:parent-style-name="Policepardéfaut" style:family="text">
      <style:text-properties style:font-name="Liberation Serif" style:font-name-complex="LilyUPC" style:text-position="sub 63.6%"/>
    </style:style>
    <style:style style:name="T30" style:parent-style-name="Policepardéfaut" style:family="text">
      <style:text-properties style:font-name="Liberation Serif" style:font-name-complex="LilyUPC"/>
    </style:style>
    <style:style style:name="P31" style:parent-style-name="Paragraphedeliste" style:family="paragraph">
      <style:paragraph-properties fo:text-align="justify"/>
    </style:style>
    <style:style style:name="T32" style:parent-style-name="Policepardéfaut" style:family="text">
      <style:text-properties style:font-name="Liberation Serif" style:font-name-complex="LilyUPC" fo:font-style="italic" style:font-style-asian="italic"/>
    </style:style>
    <style:style style:name="T33" style:parent-style-name="Policepardéfaut" style:family="text">
      <style:text-properties style:font-name="Liberation Serif" style:font-name-complex="LilyUPC"/>
    </style:style>
    <style:style style:name="T34" style:parent-style-name="Policepardéfaut" style:family="text">
      <style:text-properties style:font-name="Liberation Serif" style:font-name-complex="LilyUPC" fo:font-style="italic" style:font-style-asian="italic"/>
    </style:style>
    <style:style style:name="T35" style:parent-style-name="Policepardéfaut" style:family="text">
      <style:text-properties style:font-name="Liberation Serif" style:font-name-complex="LilyUPC"/>
    </style:style>
    <style:style style:name="T36" style:parent-style-name="Policepardéfaut" style:family="text">
      <style:text-properties style:font-name="Liberation Serif" style:font-name-complex="LilyUPC" style:text-position="sub 63.6%"/>
    </style:style>
    <style:style style:name="T37" style:parent-style-name="Policepardéfaut" style:family="text">
      <style:text-properties style:font-name="Liberation Serif" style:font-name-complex="LilyUPC"/>
    </style:style>
    <style:style style:name="T38" style:parent-style-name="Policepardéfaut" style:family="text">
      <style:text-properties style:font-name="Liberation Serif" style:font-name-complex="Arial"/>
    </style:style>
    <style:style style:name="T39" style:parent-style-name="Policepardéfaut" style:family="text">
      <style:text-properties style:font-name="Liberation Serif" style:font-name-complex="LilyUPC"/>
    </style:style>
    <style:style style:name="T40" style:parent-style-name="Policepardéfaut" style:family="text">
      <style:text-properties style:font-name="Liberation Serif" style:font-name-complex="LilyUPC" style:text-position="sub 63.6%"/>
    </style:style>
    <style:style style:name="T41" style:parent-style-name="Policepardéfaut" style:family="text">
      <style:text-properties style:font-name="Liberation Serif" style:font-name-complex="LilyUPC"/>
    </style:style>
    <style:style style:name="T42" style:parent-style-name="Policepardéfaut" style:family="text">
      <style:text-properties style:font-name="Liberation Serif" style:font-name-complex="LilyUPC" style:text-position="sub 63.6%"/>
    </style:style>
    <style:style style:name="T43" style:parent-style-name="Policepardéfaut" style:family="text">
      <style:text-properties style:font-name="Liberation Serif" style:font-name-complex="LilyUPC"/>
    </style:style>
    <style:style style:name="T44" style:parent-style-name="Policepardéfaut" style:family="text">
      <style:text-properties style:font-name="Liberation Serif" style:font-name-complex="LilyUPC" style:text-position="sub 63.6%"/>
    </style:style>
    <style:style style:name="T45" style:parent-style-name="Policepardéfaut" style:family="text">
      <style:text-properties style:font-name="Liberation Serif" style:font-name-complex="LilyUPC"/>
    </style:style>
    <style:style style:name="P46" style:parent-style-name="Paragraphedeliste" style:family="paragraph">
      <style:paragraph-properties fo:text-align="justify"/>
    </style:style>
    <style:style style:name="T47" style:parent-style-name="Policepardéfaut" style:family="text">
      <style:text-properties style:font-name="Liberation Serif" style:font-name-complex="LilyUPC" fo:font-style="italic" style:font-style-asian="italic"/>
    </style:style>
    <style:style style:name="T48" style:parent-style-name="Policepardéfaut" style:family="text">
      <style:text-properties style:font-name="Liberation Serif" style:font-name-complex="LilyUPC"/>
    </style:style>
    <style:style style:name="T49" style:parent-style-name="Policepardéfaut" style:family="text">
      <style:text-properties style:font-name="Liberation Serif" style:font-name-complex="LilyUPC" style:text-position="sub 63.6%"/>
    </style:style>
    <style:style style:name="T50" style:parent-style-name="Policepardéfaut" style:family="text">
      <style:text-properties style:font-name="Liberation Serif" style:font-name-complex="LilyUPC"/>
    </style:style>
    <style:style style:name="P51" style:parent-style-name="Paragraphedeliste" style:family="paragraph">
      <style:paragraph-properties fo:text-align="justify"/>
    </style:style>
    <style:style style:name="T52" style:parent-style-name="Policepardéfaut" style:family="text">
      <style:text-properties style:font-name="Liberation Serif" style:font-name-complex="LilyUPC" fo:font-style="italic" style:font-style-asian="italic"/>
    </style:style>
    <style:style style:name="T53" style:parent-style-name="Policepardéfaut" style:family="text">
      <style:text-properties style:font-name="Liberation Serif" style:font-name-complex="LilyUPC"/>
    </style:style>
    <style:style style:name="T54" style:parent-style-name="Policepardéfaut" style:family="text">
      <style:text-properties style:font-name="Liberation Serif" style:font-name-complex="LilyUPC" style:text-position="sub 63.6%"/>
    </style:style>
    <style:style style:name="T55" style:parent-style-name="Policepardéfaut" style:family="text">
      <style:text-properties style:font-name="Liberation Serif" style:font-name-complex="LilyUPC"/>
    </style:style>
    <style:style style:name="T56" style:parent-style-name="Policepardéfaut" style:family="text">
      <style:text-properties style:text-position="sub 66.6%"/>
    </style:style>
    <style:style style:name="T57" style:parent-style-name="Policepardéfaut" style:family="text">
      <style:text-properties style:text-position="sub 66.6%"/>
    </style:style>
    <style:style style:name="T58" style:parent-style-name="Policepardéfaut" style:family="text">
      <style:text-properties style:text-position="sub 66.6%"/>
    </style:style>
    <style:style style:name="T59" style:parent-style-name="Policepardéfaut" style:family="text">
      <style:text-properties style:text-position="super 66.6%"/>
    </style:style>
    <style:style style:name="T60" style:parent-style-name="Policepardéfaut" style:family="text">
      <style:text-properties fo:font-style="italic" style:font-style-asian="italic"/>
    </style:style>
    <style:style style:name="T61" style:parent-style-name="Policepardéfaut" style:family="text">
      <style:text-properties style:text-position="super 66.6%"/>
    </style:style>
    <style:style style:name="T62" style:parent-style-name="Policepardéfaut" style:family="text">
      <style:text-properties fo:font-style="italic" style:font-style-asian="italic"/>
    </style:style>
    <style:style style:name="T63" style:parent-style-name="Policepardéfaut" style:family="text">
      <style:text-properties style:text-position="sub 66.6%"/>
    </style:style>
    <style:style style:name="T64" style:parent-style-name="Policepardéfaut" style:family="text">
      <style:text-properties style:text-position="sub 66.6%"/>
    </style:style>
    <style:style style:name="P65" style:parent-style-name="Normal" style:family="paragraph">
      <style:paragraph-properties fo:text-align="justify"/>
      <style:text-properties fo:font-size="11pt" style:font-size-asian="11pt" style:font-size-complex="11pt"/>
    </style:style>
    <style:style style:name="P66" style:parent-style-name="Normal" style:family="paragraph">
      <style:paragraph-properties fo:text-align="justify"/>
    </style:style>
    <style:style style:name="TableColumn68" style:family="table-column">
      <style:table-column-properties style:column-width="2.0972in"/>
    </style:style>
    <style:style style:name="TableColumn69" style:family="table-column">
      <style:table-column-properties style:column-width="2.0979in"/>
    </style:style>
    <style:style style:name="TableColumn70" style:family="table-column">
      <style:table-column-properties style:column-width="2.0979in"/>
    </style:style>
    <style:style style:name="Table67" style:family="table">
      <style:table-properties style:width="6.293in" fo:margin-left="0in" table:align="left"/>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P74"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75"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76"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77"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Cell78" style:family="table-cell">
      <style:table-cell-properties fo:border="none" style:writing-mode="lr-tb" fo:padding-top="0in" fo:padding-left="0.075in" fo:padding-bottom="0in" fo:padding-right="0.075in"/>
    </style:style>
    <style:style style:name="P79"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P80"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1"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2"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3"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4"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5"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6"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7"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8"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89"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0"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Cell91" style:family="table-cell">
      <style:table-cell-properties fo:border="none" style:writing-mode="lr-tb" fo:padding-top="0in" fo:padding-left="0.075in" fo:padding-bottom="0in" fo:padding-right="0.075in"/>
    </style:style>
    <style:style style:name="P92"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P93"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4"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5"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6"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7"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8"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99"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100"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101"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102"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103" style:parent-style-name="Normal" style:family="paragraph">
      <style:paragraph-properties style:text-autospace="none" style:vertical-align="auto"/>
      <style:text-properties style:font-name="Courier New" style:font-name-asian="Calibri" style:font-name-complex="Courier New" style:letter-kerning="false" fo:font-size="11pt" style:font-size-asian="11pt" style:font-size-complex="11pt" style:language-asian="en" style:country-asian="US" style:language-complex="ar" style:country-complex="SA" fo:hyphenate="true"/>
    </style:style>
    <style:style style:name="P104"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P105" style:parent-style-name="Normal" style:family="paragraph">
      <style:text-properties fo:font-weight="bold" style:font-weight-asian="bold"/>
    </style:style>
    <style:style style:name="P106" style:parent-style-name="Normal" style:family="paragraph">
      <style:paragraph-properties fo:text-align="justify"/>
    </style:style>
    <style:style style:name="P107" style:parent-style-name="Paragraphedeliste" style:family="paragraph">
      <style:paragraph-properties fo:text-align="justify"/>
    </style:style>
    <style:style style:name="T108" style:parent-style-name="Policepardéfaut" style:family="text">
      <style:text-properties fo:font-style="italic" style:font-style-asian="italic"/>
    </style:style>
    <style:style style:name="T109" style:parent-style-name="Policepardéfaut" style:family="text">
      <style:text-properties style:text-position="sub 63.6%"/>
    </style:style>
    <style:style style:name="T110" style:parent-style-name="Policepardéfaut" style:family="text">
      <style:text-properties style:text-position="sub 63.6%"/>
    </style:style>
    <style:style style:name="T111" style:parent-style-name="Policepardéfaut" style:family="text">
      <style:text-properties style:text-position="sub 63.6%"/>
    </style:style>
    <style:style style:name="P112" style:parent-style-name="Paragraphedeliste" style:family="paragraph">
      <style:paragraph-properties fo:text-align="justify"/>
    </style:style>
    <style:style style:name="T113" style:parent-style-name="Policepardéfaut" style:family="text">
      <style:text-properties fo:font-style="italic" style:font-style-asian="italic"/>
    </style:style>
    <style:style style:name="T114" style:parent-style-name="Policepardéfaut" style:family="text">
      <style:text-properties style:text-position="sub 63.6%"/>
    </style:style>
    <style:style style:name="T115" style:parent-style-name="Policepardéfaut" style:family="text">
      <style:text-properties style:text-position="sub 63.6%"/>
    </style:style>
    <style:style style:name="P116" style:parent-style-name="Paragraphedeliste" style:family="paragraph">
      <style:paragraph-properties fo:text-align="justify"/>
    </style:style>
    <style:style style:name="T117" style:parent-style-name="Policepardéfaut" style:family="text">
      <style:text-properties fo:font-style="italic" style:font-style-asian="italic"/>
    </style:style>
    <style:style style:name="T118" style:parent-style-name="Policepardéfaut" style:family="text">
      <style:text-properties style:text-position="sub 63.6%"/>
    </style:style>
    <style:style style:name="P119" style:parent-style-name="Paragraphedeliste" style:family="paragraph">
      <style:paragraph-properties fo:text-align="justify"/>
    </style:style>
    <style:style style:name="T120" style:parent-style-name="Policepardéfaut" style:family="text">
      <style:text-properties fo:font-style="italic" style:font-style-asian="italic"/>
    </style:style>
    <style:style style:name="P121" style:parent-style-name="Textbody" style:family="paragraph">
      <style:text-properties style:text-underline-type="single" style:text-underline-style="solid" style:text-underline-width="auto" style:text-underline-mode="continuous"/>
    </style:style>
    <style:style style:name="P122" style:parent-style-name="Textbody" style:family="paragraph"/>
    <style:style style:name="P123" style:parent-style-name="Textbody" style:family="paragraph"/>
    <style:style style:name="P124" style:parent-style-name="Textbody" style:family="paragraph">
      <style:text-properties style:text-underline-type="single" style:text-underline-style="solid" style:text-underline-width="auto" style:text-underline-mode="continuous"/>
    </style:style>
    <style:style style:name="P125" style:parent-style-name="Textbody" style:family="paragraph">
      <style:text-properties style:text-underline-type="single" style:text-underline-style="solid" style:text-underline-width="auto" style:text-underline-mode="continuous"/>
    </style:style>
    <style:style style:name="P126" style:parent-style-name="Textbody" style:family="paragraph">
      <style:text-properties style:text-underline-type="single" style:text-underline-style="solid" style:text-underline-width="auto" style:text-underline-mode="continuous"/>
    </style:style>
    <style:style style:name="P127" style:parent-style-name="Textbody" style:family="paragraph">
      <style:text-properties style:text-underline-type="single" style:text-underline-style="solid" style:text-underline-width="auto" style:text-underline-mode="continuous"/>
    </style:style>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Textbody" style:family="paragraph"/>
    <style:style style:name="P138" style:parent-style-name="Textbody" style:family="paragraph"/>
    <style:style style:name="T139" style:parent-style-name="Policepardéfaut" style:family="text">
      <style:text-properties fo:font-size="10pt" style:font-size-asian="10pt" style:font-size-complex="10pt"/>
    </style:style>
    <style:style style:name="P140" style:parent-style-name="Textbody" style:family="paragraph"/>
    <style:style style:name="P141" style:parent-style-name="Textbody" style:family="paragraph"/>
    <style:style style:name="TableColumn143" style:family="table-column">
      <style:table-column-properties style:column-width="1.2583in"/>
    </style:style>
    <style:style style:name="TableColumn144" style:family="table-column">
      <style:table-column-properties style:column-width="1.2583in"/>
    </style:style>
    <style:style style:name="TableColumn145" style:family="table-column">
      <style:table-column-properties style:column-width="1.2583in"/>
    </style:style>
    <style:style style:name="TableColumn146" style:family="table-column">
      <style:table-column-properties style:column-width="1.259in"/>
    </style:style>
    <style:style style:name="TableColumn147" style:family="table-column">
      <style:table-column-properties style:column-width="1.259in"/>
    </style:style>
    <style:style style:name="Table142" style:family="table">
      <style:table-properties style:width="6.293in" fo:margin-left="0in" table:align="left"/>
    </style:style>
    <style:style style:name="TableRow148" style:family="table-row">
      <style:table-row-properties/>
    </style:style>
    <style:style style:name="TableCell149"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150" style:parent-style-name="Normal" style:family="paragraph">
      <style:paragraph-properties fo:text-align="end" style:vertical-align="auto"/>
      <style:text-properties fo:hyphenate="true"/>
    </style:style>
    <style:style style:name="T151" style:parent-style-name="Policepardéfaut" style:family="text">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style:style>
    <style:style style:name="P152"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53"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154"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55"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156"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57"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158"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59" style:family="table-cell">
      <style:table-cell-properties fo:border-top="0.0069in solid #DBDBDB" fo:border-left="0.0069in solid #DBDBDB" fo:border-bottom="0.0208in solid #C9C9C9" fo:border-right="0.0069in solid #DBDBDB" style:writing-mode="lr-tb" fo:padding-top="0in" fo:padding-left="0.075in" fo:padding-bottom="0in" fo:padding-right="0.075in"/>
    </style:style>
    <style:style style:name="P160"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Row161" style:family="table-row">
      <style:table-row-properties/>
    </style:style>
    <style:style style:name="TableCell162" style:family="table-cell">
      <style:table-cell-properties fo:border="0.0069in solid #DBDBDB" style:writing-mode="lr-tb" fo:padding-top="0in" fo:padding-left="0.075in" fo:padding-bottom="0in" fo:padding-right="0.075in"/>
    </style:style>
    <style:style style:name="P163"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64" style:family="table-cell">
      <style:table-cell-properties fo:border="0.0069in solid #DBDBDB" style:writing-mode="lr-tb" fo:padding-top="0in" fo:padding-left="0.075in" fo:padding-bottom="0in" fo:padding-right="0.075in"/>
    </style:style>
    <style:style style:name="P165"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66" style:family="table-cell">
      <style:table-cell-properties fo:border="0.0069in solid #DBDBDB" style:writing-mode="lr-tb" fo:padding-top="0in" fo:padding-left="0.075in" fo:padding-bottom="0in" fo:padding-right="0.075in"/>
    </style:style>
    <style:style style:name="P16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68" style:family="table-cell">
      <style:table-cell-properties fo:border="0.0069in solid #DBDBDB" style:writing-mode="lr-tb" fo:padding-top="0in" fo:padding-left="0.075in" fo:padding-bottom="0in" fo:padding-right="0.075in"/>
    </style:style>
    <style:style style:name="P16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70" style:family="table-cell">
      <style:table-cell-properties fo:border="0.0069in solid #DBDBDB" style:writing-mode="lr-tb" fo:padding-top="0in" fo:padding-left="0.075in" fo:padding-bottom="0in" fo:padding-right="0.075in"/>
    </style:style>
    <style:style style:name="P17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72" style:family="table-row">
      <style:table-row-properties/>
    </style:style>
    <style:style style:name="TableCell173" style:family="table-cell">
      <style:table-cell-properties fo:border="0.0069in solid #DBDBDB" style:writing-mode="lr-tb" fo:padding-top="0in" fo:padding-left="0.075in" fo:padding-bottom="0in" fo:padding-right="0.075in"/>
    </style:style>
    <style:style style:name="P174"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75" style:family="table-cell">
      <style:table-cell-properties fo:border="0.0069in solid #DBDBDB" style:writing-mode="lr-tb" fo:padding-top="0in" fo:padding-left="0.075in" fo:padding-bottom="0in" fo:padding-right="0.075in"/>
    </style:style>
    <style:style style:name="P176"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77" style:family="table-cell">
      <style:table-cell-properties fo:border="0.0069in solid #DBDBDB" style:writing-mode="lr-tb" fo:padding-top="0in" fo:padding-left="0.075in" fo:padding-bottom="0in" fo:padding-right="0.075in"/>
    </style:style>
    <style:style style:name="P17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79" style:family="table-cell">
      <style:table-cell-properties fo:border="0.0069in solid #DBDBDB" style:writing-mode="lr-tb" fo:padding-top="0in" fo:padding-left="0.075in" fo:padding-bottom="0in" fo:padding-right="0.075in"/>
    </style:style>
    <style:style style:name="P18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81" style:family="table-cell">
      <style:table-cell-properties fo:border="0.0069in solid #DBDBDB" style:writing-mode="lr-tb" fo:padding-top="0in" fo:padding-left="0.075in" fo:padding-bottom="0in" fo:padding-right="0.075in"/>
    </style:style>
    <style:style style:name="P18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83" style:family="table-row">
      <style:table-row-properties/>
    </style:style>
    <style:style style:name="TableCell184" style:family="table-cell">
      <style:table-cell-properties fo:border="0.0069in solid #DBDBDB" style:writing-mode="lr-tb" fo:padding-top="0in" fo:padding-left="0.075in" fo:padding-bottom="0in" fo:padding-right="0.075in"/>
    </style:style>
    <style:style style:name="P185"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86" style:family="table-cell">
      <style:table-cell-properties fo:border="0.0069in solid #DBDBDB" style:writing-mode="lr-tb" fo:padding-top="0in" fo:padding-left="0.075in" fo:padding-bottom="0in" fo:padding-right="0.075in"/>
    </style:style>
    <style:style style:name="P187"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88" style:family="table-cell">
      <style:table-cell-properties fo:border="0.0069in solid #DBDBDB" style:writing-mode="lr-tb" fo:padding-top="0in" fo:padding-left="0.075in" fo:padding-bottom="0in" fo:padding-right="0.075in"/>
    </style:style>
    <style:style style:name="P189"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90" style:family="table-cell">
      <style:table-cell-properties fo:border="0.0069in solid #DBDBDB" style:writing-mode="lr-tb" fo:padding-top="0in" fo:padding-left="0.075in" fo:padding-bottom="0in" fo:padding-right="0.075in"/>
    </style:style>
    <style:style style:name="P191"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92" style:family="table-cell">
      <style:table-cell-properties fo:border="0.0069in solid #DBDBDB" style:writing-mode="lr-tb" fo:padding-top="0in" fo:padding-left="0.075in" fo:padding-bottom="0in" fo:padding-right="0.075in"/>
    </style:style>
    <style:style style:name="P193"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94" style:family="table-row">
      <style:table-row-properties/>
    </style:style>
    <style:style style:name="TableCell195" style:family="table-cell">
      <style:table-cell-properties fo:border="0.0069in solid #DBDBDB" style:writing-mode="lr-tb" fo:padding-top="0in" fo:padding-left="0.075in" fo:padding-bottom="0in" fo:padding-right="0.075in"/>
    </style:style>
    <style:style style:name="P196" style:parent-style-name="Normal" style:family="paragraph">
      <style:paragraph-properties style:vertical-align="auto"/>
      <style:text-properties style:font-name="Calibri" style:font-name-asian="Calibri" style:font-name-complex="Times New Roman" fo:font-weight="bold" style:font-weight-asian="bold" style:font-weight-complex="bold" style:letter-kerning="false" fo:font-size="11pt" style:font-size-asian="11pt" style:font-size-complex="11pt" style:language-asian="en" style:country-asian="US" style:language-complex="ar" style:country-complex="SA" fo:hyphenate="true"/>
    </style:style>
    <style:style style:name="TableCell197" style:family="table-cell">
      <style:table-cell-properties fo:border="0.0069in solid #DBDBDB" style:writing-mode="lr-tb" fo:padding-top="0in" fo:padding-left="0.075in" fo:padding-bottom="0in" fo:padding-right="0.075in"/>
    </style:style>
    <style:style style:name="P198"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199" style:family="table-cell">
      <style:table-cell-properties fo:border="0.0069in solid #DBDBDB" style:writing-mode="lr-tb" fo:padding-top="0in" fo:padding-left="0.075in" fo:padding-bottom="0in" fo:padding-right="0.075in"/>
    </style:style>
    <style:style style:name="P200"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01" style:family="table-cell">
      <style:table-cell-properties fo:border="0.0069in solid #DBDBDB" style:writing-mode="lr-tb" fo:padding-top="0in" fo:padding-left="0.075in" fo:padding-bottom="0in" fo:padding-right="0.075in"/>
    </style:style>
    <style:style style:name="P202"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Cell203" style:family="table-cell">
      <style:table-cell-properties fo:border="0.0069in solid #DBDBDB" style:writing-mode="lr-tb" fo:padding-top="0in" fo:padding-left="0.075in" fo:padding-bottom="0in" fo:padding-right="0.075in"/>
    </style:style>
    <style:style style:name="P204" style:parent-style-name="Normal"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205" style:parent-style-name="Normal" style:family="paragraph">
      <style:text-properties fo:font-weight="bold" style:font-weight-asian="bold"/>
    </style:style>
    <style:style style:name="TableColumn207" style:family="table-column">
      <style:table-column-properties style:column-width="1.5729in"/>
    </style:style>
    <style:style style:name="TableColumn208" style:family="table-column">
      <style:table-column-properties style:column-width="1.5729in"/>
    </style:style>
    <style:style style:name="TableColumn209" style:family="table-column">
      <style:table-column-properties style:column-width="1.5736in"/>
    </style:style>
    <style:style style:name="TableColumn210" style:family="table-column">
      <style:table-column-properties style:column-width="1.5736in"/>
    </style:style>
    <style:style style:name="Table206" style:family="table">
      <style:table-properties style:width="6.293in" fo:margin-left="0in" table:align="lef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style:vertical-align="auto"/>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fo:hyphenate="true"/>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style:vertical-align="auto"/>
      <style:text-properties fo:hyphenate="true"/>
    </style:style>
    <style:style style:name="T223" style:parent-style-name="Policepardéfau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224" style:parent-style-name="Policepardéfaut" style:family="text">
      <style:text-properties style:font-name="Calibri" style:font-name-asian="Calibri" style:font-name-complex="Calibri" fo:color="#303030" style:letter-kerning="false" fo:font-size="11pt" style:font-size-asian="11pt" style:font-size-complex="11pt" fo:background-color="#FFFFFF" style:language-asian="en" style:country-asian="US" style:language-complex="ar" style:country-complex="SA"/>
    </style:style>
    <style:style style:name="T225" style:parent-style-name="Policepardéfaut" style:family="text">
      <style:text-properties style:font-name="Calibri" style:font-name-asian="Calibri" style:font-name-complex="Calibri" fo:font-weight="bold" style:font-weight-asian="bold" fo:color="#303030" style:letter-kerning="false" fo:font-size="11pt" style:font-size-asian="11pt" style:font-size-complex="11pt" fo:background-color="#FFFFFF" style:language-asian="en" style:country-asian="US" style:language-complex="ar" style:country-complex="SA"/>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style:vertical-align="auto"/>
      <style:text-properties fo:hyphenate="true"/>
    </style:style>
    <style:style style:name="T228" style:parent-style-name="Policepardéfau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229" style:parent-style-name="Policepardéfaut" style:family="text">
      <style:text-properties style:font-name="Calibri" style:font-name-asian="Calibri" style:font-name-complex="Calibri" fo:color="#303030" style:letter-kerning="false" fo:font-size="11pt" style:font-size-asian="11pt" style:font-size-complex="11pt" fo:background-color="#FFFFFF" style:language-asian="en" style:country-asian="US" style:language-complex="ar" style:country-complex="SA"/>
    </style:style>
    <style:style style:name="T230" style:parent-style-name="Policepardéfaut" style:family="text">
      <style:text-properties style:font-name="Calibri" style:font-name-asian="Calibri" style:font-name-complex="Calibri" fo:font-weight="bold" style:font-weight-asian="bold" fo:color="#303030" style:letter-kerning="false" fo:font-size="11pt" style:font-size-asian="11pt" style:font-size-complex="11pt" fo:background-color="#FFFFFF" style:language-asian="en" style:country-asian="US" style:language-complex="ar" style:country-complex="SA"/>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style:vertical-align="auto"/>
      <style:text-properties fo:hyphenate="true"/>
    </style:style>
    <style:style style:name="T233" style:parent-style-name="Policepardéfau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234" style:parent-style-name="Policepardéfaut" style:family="text">
      <style:text-properties style:font-name="Calibri" style:font-name-asian="Calibri" style:font-name-complex="Calibri" fo:color="#303030" style:letter-kerning="false" fo:font-size="11pt" style:font-size-asian="11pt" style:font-size-complex="11pt" fo:background-color="#FFFFFF" style:language-asian="en" style:country-asian="US" style:language-complex="ar" style:country-complex="SA"/>
    </style:style>
    <style:style style:name="T235" style:parent-style-name="Policepardéfaut" style:family="text">
      <style:text-properties style:font-name="Calibri" style:font-name-asian="Calibri" style:font-name-complex="Calibri" fo:font-weight="bold" style:font-weight-asian="bold" fo:color="#303030" style:letter-kerning="false" fo:font-size="11pt" style:font-size-asian="11pt" style:font-size-complex="11pt" fo:background-color="#FFFFFF" style:language-asian="en" style:country-asian="US" style:language-complex="ar" style:country-complex="SA"/>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style:text-properties fo:hyphenate="true"/>
    </style:style>
    <style:style style:name="T238" style:parent-style-name="Policepardéfau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239" style:parent-style-name="Policepardéfaut" style:family="text">
      <style:text-properties style:font-name="Calibri" style:font-name-asian="Calibri" style:font-name-complex="Calibri" fo:color="#303030" style:letter-kerning="false" fo:font-size="11pt" style:font-size-asian="11pt" style:font-size-complex="11pt" fo:background-color="#FFFFFF" style:language-asian="en" style:country-asian="US" style:language-complex="ar" style:country-complex="SA"/>
    </style:style>
    <style:style style:name="T240" style:parent-style-name="Policepardéfaut" style:family="text">
      <style:text-properties style:font-name="Calibri" style:font-name-asian="Calibri" style:font-name-complex="Calibri" fo:font-weight="bold" style:font-weight-asian="bold" fo:color="#303030" style:letter-kerning="false" fo:font-size="11pt" style:font-size-asian="11pt" style:font-size-complex="11pt" fo:background-color="#FFFFFF" style:language-asian="en" style:country-asian="US" style:language-complex="ar" style:country-complex="SA"/>
    </style:style>
    <style:style style:name="P241" style:parent-style-name="Bibliography1" style:family="paragraph">
      <style:paragraph-properties>
        <style:tab-stops/>
      </style:paragraph-properties>
      <style:text-properties fo:language="en" fo:country="US"/>
    </style:style>
    <style:style style:name="P242" style:parent-style-name="Bibliography1" style:family="paragraph">
      <style:paragraph-properties>
        <style:tab-stops/>
      </style:paragraph-properties>
      <style:text-properties fo:language="en" fo:country="US"/>
    </style:style>
    <style:style style:name="P243" style:parent-style-name="Bibliography1" style:family="paragraph">
      <style:paragraph-properties>
        <style:tab-stops/>
      </style:paragraph-properties>
      <style:text-properties fo:language="en" fo:country="US"/>
    </style:style>
    <style:style style:name="P244" style:parent-style-name="Bibliography1" style:family="paragraph">
      <style:paragraph-properties>
        <style:tab-stops/>
      </style:paragraph-properties>
      <style:text-properties fo:language="en" fo:country="US"/>
    </style:style>
    <style:style style:name="P245" style:parent-style-name="Textbody" style:family="paragraph">
      <style:text-properties fo:language="en" fo:country="US"/>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AL</text:p>
      <text:p text:style-name="P3">Transition Based Parsing – Arc Eager[AE]<text:s/>avec Keras</text:p>
      <text:p text:style-name="P4">Blouin Baptiste – Bousquet Jérémie</text:p>
      <text:p text:style-name="P5"/>
      <text:p text:style-name="Textbody"/>
      <text:p text:style-name="Textbody"/>
      <text:p text:style-name="Textbody"><text:span text:style-name="T6">Abstract </text:span>: ce rapport présente une implémentation de l’algorithme Arc Eager en Keras, pour différentes variantes dans les définitions des features (<text:span text:style-name="T7">part of speech<text:s/></text:span>ou parties du discours, morphologie, lemmes, …). Des vecteurs de mots pré-entraînés sont utilisés pour les entrées du réseau de neurone correspondant aux lemmes. Un réseau de neurone de type PMC (perceptron multicouche) est spécifiquement entraîné pour chaque jeu de features, et pour quatre langues (français, anglais, japonais, néerlandais). Des résultats calculés selon la métrique LAS sont proposés pour les jeux de tests définis pour chaque langue. Les données UD (universal dependencies) sont utilisées.</text:p>
      <text:p text:style-name="Textbody">Le système a également été entraîné et testé<text:s/>en ajoutant les couples de mots (et non les lemmes) en entrée. D’autres possibilités sont finalement discutées.</text:p>
      <text:p text:style-name="Textbody"/>
      <text:h text:style-name="Titre2" text:outline-level="2">Méthode</text:h>
      <text:p text:style-name="Textbody"/>
      <text:h text:style-name="Titre3" text:outline-level="3">Arc-eager</text:h>
      <text:p text:style-name="P8"/>
      <text:p text:style-name="Textbody">Pour mettre en place notre parser nous avons utilisé arc-eager. Ce parser nous sera utile afin de créer nos exemples d’apprentissage, mais aussi pour créer notre fichier conllu de test.<text:s/></text:p>
      <text:p text:style-name="Textbody">Une configuration pour notre parser ressemble à c = ( B , S , A ) où B représente le buffer, S la stack , et A l’ensemble des arcs. <text:s/>Pour passer d’une configuration à une autres il faut appliquer une des quatre transitions possibles, citez ci-dessous, sur le dernier élément du stack et le premier élément du buffer.<text:s/></text:p>
      <text:p text:style-name="P9"/>
      <text:list text:style-name="LFO5" text:continue-numbering="true">
        <text:list-item>
          <text:p text:style-name="P10"><text:span text:style-name="T11">LEFT_ARC </text:span><text:span text:style-name="T12">:</text:span><text:span text:style-name="T13"><text:s/></text:span><text:span text:style-name="T14">Ajoute</text:span><text:span text:style-name="T15"><text:s/></text:span><text:span text:style-name="T16">à A un arcs w</text:span><text:span text:style-name="T17">b</text:span><text:span text:style-name="T18"><text:s/></text:span><text:span text:style-name="T19">→</text:span><text:span text:style-name="T20"><text:s/>w</text:span><text:span text:style-name="T21">s</text:span><text:span text:style-name="T22"><text:s/>avec le label l</text:span><text:span text:style-name="T23">s</text:span><text:span text:style-name="T24"><text:s/>, où wb est le premier mot du buffer, w</text:span><text:span text:style-name="T25">s</text:span><text:span text:style-name="T26"><text:s/>le dernier mot du stack et l</text:span><text:span text:style-name="T27">s</text:span><text:span text:style-name="T28"><text:s/>le label du dernier mot du stack. Puis on retire w</text:span><text:span text:style-name="T29">s</text:span><text:span text:style-name="T30"><text:s/>du stack.</text:span></text:p>
        </text:list-item>
        <text:list-item>
          <text:p text:style-name="P31"><text:span text:style-name="T32">RIGHT_ARC</text:span><text:span text:style-name="T33"> : Ajoute</text:span><text:span text:style-name="T34"><text:s/></text:span><text:span text:style-name="T35">à A un arcs w</text:span><text:span text:style-name="T36">s</text:span><text:span text:style-name="T37"><text:s/></text:span><text:span text:style-name="T38">→</text:span><text:span text:style-name="T39"><text:s/>w</text:span><text:span text:style-name="T40">b</text:span><text:span text:style-name="T41"><text:s/>avec le label l</text:span><text:span text:style-name="T42">b</text:span><text:span text:style-name="T43"><text:s/>, et retire w</text:span><text:span text:style-name="T44">b</text:span><text:span text:style-name="T45"><text:s/>du buffer et l’ajoute au stack.</text:span></text:p>
        </text:list-item>
        <text:list-item>
          <text:p text:style-name="P46"><text:span text:style-name="T47">SHIFT</text:span><text:span text:style-name="T48"> : Retire w</text:span><text:span text:style-name="T49">b</text:span><text:span text:style-name="T50"><text:s/>du buffer et l’ajoute au stack.</text:span></text:p>
        </text:list-item>
        <text:list-item>
          <text:p text:style-name="P51"><text:span text:style-name="T52">REDUCE</text:span><text:span text:style-name="T53"> : Retire w</text:span><text:span text:style-name="T54">s</text:span><text:span text:style-name="T55"><text:s/>du stack.</text:span></text:p>
        </text:list-item>
      </text:list>
      <text:p text:style-name="Textbody">Afin de déterminer quelle transition doit être effectuée pour passer d’une configuration à une autre nous avons utilisé deux oracles, un pour l’apprentissage et un pour le test. Ces deux oracles seront décrits par la suite.</text:p>
      <text:p text:style-name="Textbody">Pour rajouter le ROOT nous avons pris comme configuration initiale S = [ROOT] , B=[w<text:span text:style-name="T56">1</text:span>, … , w<text:span text:style-name="T57">n</text:span>] et A vide , où w<text:span text:style-name="T58">i</text:span><text:s/>représente un <text:s/>le mot ( structuré en fonction des besoins des features ) à la position i dans la phrase.</text:p>
      <text:p text:style-name="Textbody">Lors de la partie d’apprentissage, nous avons pris comme heuristique<text:span text:style-name="T59">1</text:span><text:s/>de générer un<text:s/><text:span text:style-name="T60">SHIFT</text:span><text:s/>lorsque la stack est vide et que le premier mot du buffer est ROOT, afin d’être cohérent avec notre configuration initiale. La configuration finale de notre parser est telle que le buffer et la stack sont vides. <text:s/>Lors de la partie d’apprentissage, lorsque le buffer est vide nous avons pris comme heuristique<text:span text:style-name="T61">2</text:span><text:s/>de générer un<text:s/><text:span text:style-name="T62">REDUCE<text:s/></text:span>pour chaque mot restant dans la stack.<text:s/></text:p>
      <text:soft-page-break/>
      <text:p text:style-name="Textbody">Afin de générer nos données d’apprentissages, pour chaque configuration nous utilisons w<text:span text:style-name="T63">s</text:span><text:s/>et w<text:span text:style-name="T64">b</text:span><text:s/>reformatés par rapport au features et la transition résultante de l’oracle.</text:p>
      <text:p text:style-name="P65"/>
      <text:p text:style-name="P66"/>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Feature 1<text:s/></text:p>
            <text:p text:style-name="P74">S.0.POS</text:p>
            <text:p text:style-name="P75">B.0.POS</text:p>
            <text:p text:style-name="P76">DIST</text:p>
            <text:p text:style-name="P77"/>
          </table:table-cell>
          <table:table-cell table:style-name="TableCell78">
            <text:p text:style-name="P79">Feature 2<text:s/></text:p>
            <text:p text:style-name="P80">S.0.POS</text:p>
            <text:p text:style-name="P81">S.0.LEMMA</text:p>
            <text:p text:style-name="P82">S.0.MORPHO</text:p>
            <text:p text:style-name="P83">S.-1.POS</text:p>
            <text:p text:style-name="P84">B.0.POS</text:p>
            <text:p text:style-name="P85">B.0.LEMMA</text:p>
            <text:p text:style-name="P86">B.0.MORPHO</text:p>
            <text:p text:style-name="P87">B.-1.POS</text:p>
            <text:p text:style-name="P88">B.1.POS</text:p>
            <text:p text:style-name="P89">DIST</text:p>
            <text:p text:style-name="P90"/>
          </table:table-cell>
          <table:table-cell table:style-name="TableCell91">
            <text:p text:style-name="P92">Feature 3</text:p>
            <text:p text:style-name="P93">S.0.POS</text:p>
            <text:p text:style-name="P94">S.0.LEMMA</text:p>
            <text:p text:style-name="P95">S.0.MORPHO</text:p>
            <text:p text:style-name="P96">S.-1.POS</text:p>
            <text:p text:style-name="P97">B.0.POS</text:p>
            <text:p text:style-name="P98">B.0.LEMMA</text:p>
            <text:p text:style-name="P99">B.0.MORPHO</text:p>
            <text:p text:style-name="P100">B.-2.POS</text:p>
            <text:p text:style-name="P101">B.-1.POS</text:p>
            <text:p text:style-name="P102">B.1.POS</text:p>
            <text:p text:style-name="P103">DIST</text:p>
            <text:p text:style-name="P104"/>
          </table:table-cell>
        </table:table-row>
      </table:table>
      <text:p text:style-name="P105"/>
      <text:p text:style-name="Normal"/>
      <text:p text:style-name="Normal"/>
      <text:p text:style-name="Textbody">Pour générer nos données dans le cas des deux heuristiques, nous avons rajouté<text:s/>un nouveau mot inexistant dans notre vocabulaire<text:s/>afin de remplacer les valeurs inexistantes<text:s/>dans ces deux cas.</text:p>
      <text:p text:style-name="Textbody">Du fait que nous ne traitons pas le problème des phrases non projectives, nous avons rajouté une valeur à la fin de nos features afin de différencier les données provenant d’une phrase projective ou non.<text:s/></text:p>
      <text:p text:style-name="Textbody">Lors de la partie de test, notre parser est utilisé pour écrire dans le fichier de test les arcs créer grâce à celui-ci.</text:p>
      <text:p text:style-name="Normal"/>
      <text:h text:style-name="Titre3" text:outline-level="3">Oracle<text:s/>pour l’entrainement</text:h>
      <text:p text:style-name="Textbody">Durant la partie d’apprentissage nous avons utilisé comme oracle le fichier .conllu . Pour rappel, l’oracle permet de prédire une transition en fonction d’une configuration. Ayant une vision en continue sur les « HEAD » du fichier, il est alors possible prédire :</text:p>
      <text:p text:style-name="P106"/>
      <text:list text:style-name="LFO6" text:continue-numbering="true">
        <text:list-item>
          <text:p text:style-name="P107"><text:span text:style-name="T108">RIGHT</text:span><text:s/>si le HEAD de w<text:span text:style-name="T109">b</text:span><text:s/>(noté HEAD(w<text:span text:style-name="T110">b</text:span>) par la suite) est égal à position de w<text:span text:style-name="T111">s</text:span><text:s/>dans la phrase. <text:s text:c="2"/></text:p>
        </text:list-item>
        <text:list-item>
          <text:p text:style-name="P112"><text:span text:style-name="T113">LEFT<text:s/></text:span>si HEAD(w<text:span text:style-name="T114">s</text:span>) est<text:s/>égal à la position de w<text:span text:style-name="T115">b</text:span><text:s/>dans la phrase.</text:p>
        </text:list-item>
        <text:list-item>
          <text:p text:style-name="P116"><text:span text:style-name="T117">REDUCE<text:s/></text:span>si tous les mots ayant la position de w<text:span text:style-name="T118">s</text:span><text:s/>dans la phrase comme HEAD ont déjà étaient traités.</text:p>
        </text:list-item>
        <text:list-item>
          <text:p text:style-name="P119"><text:span text:style-name="T120">SHIFT<text:s/></text:span>dans tous les autres cas.</text:p>
        </text:list-item>
      </text:list>
      <text:p text:style-name="Textbody">Durant la partie de test nous avons utilisé comme oracle notre réseau entrainé pour prédire une transition en fonction d’une configuration.</text:p>
      <text:p text:style-name="Textbody"/>
      <text:h text:style-name="Titre3" text:outline-level="3">Oracle en inférence</text:h>
      <text:p text:style-name="Textbody">Un réseau de neurone de type PMC est utilisé pour prédire une relation, étant donnée une configuration. Cet « oracle » est utilisé en inférence lors de l’analyse des phrases des jeux de données de test. La phase d’apprentissage se déroule sur des jeux de données d’apprentissage et de validation, générés par Arc Eager avec un oracle ayant la connaissance des relations<text:s/>attendues.</text:p>
      <text:p text:style-name="P121">Couche d’entrée</text:p>
      <text:p text:style-name="Textbody"><text:s/>Les éléments d’une configuration dépendent du jeu de features choisi (f1, f2 ou f3), et donc le réseau construit est adapté à ce jeu de features.</text:p>
      <text:soft-page-break/>
      <text:p text:style-name="Textbody">Deux types de représentations différents sont utilisés pour encoder ces features pour le réseau (toutes les entrées étant discrètes dans notre cas) :</text:p>
      <text:list text:style-name="LFO1" text:continue-numbering="true">
        <text:list-item>
          <text:p text:style-name="P122">Lorsque le nombre de valeurs possibles pour une feature est raisonnable (ensemble<text:s/><draw:frame draw:style-name="a0" text:anchor-type="as-char" svg:x="0in" svg:y="0in" svg:width="0.91667in" svg:height="0.19167in" style:rel-width="scale" style:rel-height="scale"><draw:object xlink:href="Object 1/" xlink:type="simple" xlink:show="embed" xlink:actuate="onLoad"/></draw:frame>, elle est encodée sous forme de vecteur de dimension<text:s/><draw:frame draw:style-name="a1" text:anchor-type="as-char" svg:x="0in" svg:y="0in" svg:width="0.1in" svg:height="0.19167in" style:rel-width="scale" style:rel-height="scale"><draw:object xlink:href="Object 2/" xlink:type="simple" xlink:show="embed" xlink:actuate="onLoad"/></draw:frame>ayant toutes ses composantes à zéro sauf la composante<text:s/><draw:frame draw:style-name="a2" text:anchor-type="as-char" svg:x="0in" svg:y="0in" svg:width="0.05833in" svg:height="0.19167in" style:rel-width="scale" style:rel-height="scale"><draw:object xlink:href="Object 3/" xlink:type="simple" xlink:show="embed" xlink:actuate="onLoad"/></draw:frame>. <text:s/>Cet index<draw:frame draw:style-name="a3" text:anchor-type="as-char" svg:x="0in" svg:y="0in" svg:width="0.05833in" svg:height="0.19167in" style:rel-width="scale" style:rel-height="scale"><draw:object xlink:href="Object 4/" xlink:type="simple" xlink:show="embed" xlink:actuate="onLoad"/></draw:frame>correspond à l’index de la valeur dans un vocabulaire construit au préalable à partir des valeurs possibles. Ce format est « one-hot encoding ».</text:p>
        </text:list-item>
      </text:list>
      <text:p text:style-name="Textbody">Les types de features suivants sont représentés sous cette forme : POS, morphologie, distance, et les relations à prédire (LABEL).</text:p>
      <text:list text:style-name="LFO1" text:continue-numbering="true">
        <text:list-item>
          <text:p text:style-name="P123"> Lorsque cet ensemble (vocabulaire) est trop grand, on utilise des plongements ou embeddings. Chaque symbole est ramené à un vecteur de dimension<text:s/><draw:frame draw:style-name="a4" text:anchor-type="as-char" svg:x="0in" svg:y="0in" svg:width="0.44167in" svg:height="0.19167in" style:rel-width="scale" style:rel-height="scale"><draw:object xlink:href="Object 5/" xlink:type="simple" xlink:show="embed" xlink:actuate="onLoad"/></draw:frame>. Nous utilisons des embeddings déjà appris, pour des<text:s/>vocabulaires de mots conséquents, produits par facebookresearch [FBE].</text:p>
        </text:list-item>
      </text:list>
      <text:p text:style-name="Textbody">Les plongements sont utilisés pour la représentation des mots (qu’ils soient lemmes ou formes).</text:p>
      <text:p text:style-name="Textbody">Concrètement, suivant le jeu de features :</text:p>
      <text:p text:style-name="Textbody">- toutes les features de type « one-hot » sont<text:s/>concaténées, et passées à une entrée du réseau de taille adéquate</text:p>
      <text:p text:style-name="Textbody">- une entrée spécifique de taille 1 est définie pour chaque feature utilisant les plongements</text:p>
      <text:p text:style-name="Textbody">Pour f1, nous avons donc seulement une entrée avec un vecteur one-hot des features concaténées,<text:s/>pour f2 nous avons 3 entrées, 2 pour les lemmes, et 1 pour le vecteur de features, et de même pour f3.</text:p>
      <text:p text:style-name="P124">Embeddings</text:p>
      <text:p text:style-name="Textbody">Chaque feature représentée dans le réseau par un embedding, est associée à une couche spécifique de type « Embedding ». L’entier fourni en entrée est considéré comme un index et converti en « one-hot » , et l’embedding du mot correspondant est activé. Les poids de cette couche sont donc une matrice de dimensions<text:s/><draw:frame draw:style-name="a5" text:anchor-type="as-char" svg:x="0in" svg:y="0in" svg:width="1.19167in" svg:height="0.19167in" style:rel-width="scale" style:rel-height="scale"><draw:object xlink:href="Object 6/" xlink:type="simple" xlink:show="embed" xlink:actuate="onLoad"/></draw:frame>.</text:p>
      <text:p text:style-name="P125">Couches denses</text:p>
      <text:p text:style-name="Textbody">Le perceptron multicouche en lui-même est représenté par deux couches de neurones totalement connectées. Suivant les features, les différentes couches d’entrée de ces couches denses (c’est à dire, les entrées pour les features discrètes, et les sorties des couches de plongement) sont concaténées au préalable.</text:p>
      <text:p text:style-name="P126">Sortie</text:p>
      <text:p text:style-name="Textbody">La dimension de sortie de la dernière couche dense est également celle d’un vecteur parcimonieux et interprétée comme un encodage « one-hot », basé sur le vocabulaire de relations possibles. Les valeurs possibles pour chaque neurone sont donc entre 0 et 1, et<text:s/>on entraîne le réseau à indiquer (par le neurone ayant l’activation la plus proche de 1) le type de relation à prédire.</text:p>
      <text:h text:style-name="Titre2" text:outline-level="2">Implémentation</text:h>
      <text:p text:style-name="Textbody"/>
      <text:p text:style-name="P127">Réseau de neurones</text:p>
      <text:p text:style-name="Textbody">Le réseau de neurones est un classifieur PMC construit grâce à la librairie Keras[K], combinée au backend Tensorflow[TF].</text:p>
      <text:p text:style-name="Textbody"/>
      <text:p text:style-name="Textbody"/>
      <text:p text:style-name="Textbody">Le réseau est schématisé ci-dessus. La partie violette<text:s/>représente une architecture lorsque des couches d’embeddings sont nécessaires (cas de f2 et f3). Cette partie est absente pour f1, et les différentes features concaténées sont directement connectées à la première couche dense.</text:p>
      <text:soft-page-break/>
      <text:p text:style-name="Textbody">Les trapézoïdes gris clair représentent les couches entièrement connectées.</text:p>
      <text:p text:style-name="Textbody">Un modèle enregistre toutes les informations nécessaires pour construire le réseau de neurones approprié (langue, plongements ou pas, dropout, dimensions des couches, vocabulaires…) de façon dynamique. Le programme principal boucle sur les langues, puis les jeux de feature, construit une architecture de réseau de neurone adaptée, puis appelle l’algorithme arc eager en se passant en paramètre. Arc Eager est alors exécuté mais en utilisant le réseau de neurones comme oracle (fonction predict du modèle Keras). Une autre fonction adaptée à l’architecture du réseau, est chargée de l’encodage d’une donnée d’entrée de test.</text:p>
      <text:p text:style-name="Textbody">Pour optimiser les performances, certaines informations produites par des traitements longs sont<text:s/>stockées en cache sur disque (les plongements alignés sur les vocabulaires, le réseau lui-même au format de Keras, etc). La maintenance d’un statut par langue / jeu de features, permet de n’exécuter que les combinaisons qui ne l’ont pas encore été.</text:p>
      <text:p text:style-name="Textbody">Plusieurs étapes sont nécessaires pour préparer les données d’entrée du réseau :</text:p>
      <text:list text:style-name="LFO2" text:continue-numbering="true">
        <text:list-item>
          <text:p text:style-name="P128">les jeux de données sont générés à partir des fichiers .conllu (train, dev, test) en appliquant Arc Eager avec l’oracle basé sur le fichier, ainsi qu’un vocabulaire pour<text:s/>chaque élément (POS, LEMME, FORM, …), exceptée la distance (un entier entre 0 et 7)</text:p>
        </text:list-item>
        <text:list-item>
          <text:p text:style-name="P129">on obtient des matrices de dimension n x p (n étant le nombre d’arcs, p comptant une dimension par mot, lemme, et feature, défini dans le jeu de features, plus une colonne<text:s/>indiquant la projectivité ou non de la phrase)</text:p>
        </text:list-item>
        <text:list-item>
          <text:p text:style-name="P130">pour l’entrainement</text:p>
          <text:list text:continue-numbering="true">
            <text:list-item>
              <text:p text:style-name="P131">les phrases non projectives sont retirées des jeux de données train et dev</text:p>
            </text:list-item>
            <text:list-item>
              <text:p text:style-name="P132">les vocabulaires (train et dev) sont consolidés, seul le vocabulaire « train » étant utilisé en apprentissage (chaque élément de dev manquant dans train est ajouté)</text:p>
            </text:list-item>
            <text:list-item>
              <text:p text:style-name="P133">si nécessaire un « mot inconnu » (« &lt;UNK&gt; ») est ajouté dans les vocabulaires</text:p>
            </text:list-item>
            <text:list-item>
              <text:p text:style-name="P134">les indices des données de test sont également alignés sur le vocabulaire train (mais sans ajout de mot), donc alignés sur les<text:s/>vocabulaires connus du réseau de neurones</text:p>
            </text:list-item>
          </text:list>
        </text:list-item>
      </text:list>
      <text:p text:style-name="Textbody">Note : a ce stade, ces jeux de données dev et test sont utilisés uniquement pour évaluer les capacités du réseau de neurone, avant son utilisation en inférence – jamais en phase d’inférence.</text:p>
      <text:list text:style-name="LFO2" text:continue-numbering="true">
        <text:list-item>
          <text:list>
            <text:list-item>
              <text:p text:style-name="P135">Les plongements sont chargés en mémoire, et une matrice de plongement est générée :</text:p>
              <text:list text:continue-numbering="true">
                <text:list-item>
                  <text:p text:style-name="P136">pour chaque mot du vocabulaire concerné, si ce mot existe dans les embeddings, le vecteur est ajouté au même indice dans la matrice</text:p>
                </text:list-item>
                <text:list-item>
                  <text:p text:style-name="P137">si ce mot n’existe pas dans les embeddings, à cet indice est ajouté un vecteur aléatoirement généré dans la matrice</text:p>
                </text:list-item>
                <text:list-item>
                  <text:p text:style-name="P138">les mots des embeddings, absents du vocabulaire, sont ajoutés au vocabulaire, jusqu’à la limite définie si elle existe<text:s/><draw:frame draw:style-name="a6" text:anchor-type="as-char" svg:x="0in" svg:y="0in" svg:width="0.80833in" svg:height="0.19167in" style:rel-width="scale" style:rel-height="scale"><draw:object xlink:href="Object 7/" xlink:type="simple" xlink:show="embed" xlink:actuate="onLoad"/></draw:frame></text:p>
                </text:list-item>
              </text:list>
            </text:list-item>
          </text:list>
        </text:list-item>
      </text:list>
      <text:p text:style-name="Textbody"><text:s/></text:p>
      <text:p text:style-name="Textbody">Note sur<text:s/><text:span text:style-name="T139">les</text:span><text:s/>plongements / embeddings : des embeddings pré-entrainés de dimension<text:s/>300 et comprenant parfois plus de 1 000 000 de mots ont été utilisés. Si l’on considère un vocabulaire de 100 000 mots, cela représente 30 000 000 de paramètres par couche d’Embedding. Etant donné la quantité limitée de mémoire sur nos machines, nous avons pris en compte une limite pour la taille de vocabulaire d’une entrée de couche de plongement. Lorsque les indices du vocabulaire, sont alignés sur les mots des embeddings pré-entrainés, les mots non présents à l’origine dans le vocabulaire mais présents<text:s/>dans les embeddings sont ajoutés au vocabulaire, mais seulement dans la limite fixée. On ne retire en revanche jamais de mot du vocabulaire d’origine qui correspond au jeu de données d’apprentissage et validation.</text:p>
      <text:p text:style-name="Textbody"/>
      <text:p text:style-name="Textbody"/>
      <text:p text:style-name="Textbody"/>
      <text:p text:style-name="Textbody"/>
      <text:h text:style-name="Titre2" text:outline-level="2">Expérimentation</text:h>
      <text:p text:style-name="Textbody">Les réseaux de neurones ont été spécifiés comme ci-dessous pour l’expérimentation :</text:p>
      <text:list text:style-name="LFO3" text:continue-numbering="true">
        <text:list-item>
          <text:p text:style-name="P140">Embeddings pré-entraînés pour les lemmes (f2 et f3), de dimension 300, limités à<text:s/><draw:frame draw:style-name="a7" text:anchor-type="as-char" svg:x="0in" svg:y="0in" svg:width="1.49167in" svg:height="0.19167in" style:rel-width="scale" style:rel-height="scale"><draw:object xlink:href="Object 8/" xlink:type="simple" xlink:show="embed" xlink:actuate="onLoad"/></draw:frame>, 2 couches d’embedding (lemme de la pile, lemme du buffer)</text:p>
        </text:list-item>
        <text:list-item>
          <text:p text:style-name="P141"/>
        </text:list-item>
      </text:list>
      <text:h text:style-name="Titre2" text:outline-level="2">Résultats</text:h>
      <text:p text:style-name="Textbody"/>
      <table:table table:style-name="Table142">
        <table:table-columns>
          <table:table-column table:style-name="TableColumn143"/>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P150"><text:span text:style-name="T151">Langue</text:span></text:p>
            <text:p text:style-name="P152">Features</text:p>
          </table:table-cell>
          <table:table-cell table:style-name="TableCell153">
            <text:p text:style-name="P154">Allemand</text:p>
          </table:table-cell>
          <table:table-cell table:style-name="TableCell155">
            <text:p text:style-name="P156">Anglais</text:p>
          </table:table-cell>
          <table:table-cell table:style-name="TableCell157">
            <text:p text:style-name="P158">Français</text:p>
          </table:table-cell>
          <table:table-cell table:style-name="TableCell159">
            <text:p text:style-name="P160">Japonais</text:p>
          </table:table-cell>
        </table:table-row>
        <table:table-row table:style-name="TableRow161">
          <table:table-cell table:style-name="TableCell162">
            <text:p text:style-name="P163">1</text:p>
          </table:table-cell>
          <table:table-cell table:style-name="TableCell164">
            <text:p text:style-name="P165">55.30</text:p>
          </table:table-cell>
          <table:table-cell table:style-name="TableCell166">
            <text:p text:style-name="P167">55.26</text:p>
          </table:table-cell>
          <table:table-cell table:style-name="TableCell168">
            <text:p text:style-name="P169">61.96</text:p>
          </table:table-cell>
          <table:table-cell table:style-name="TableCell170">
            <text:p text:style-name="P171">68.36</text:p>
          </table:table-cell>
        </table:table-row>
        <table:table-row table:style-name="TableRow172">
          <table:table-cell table:style-name="TableCell173">
            <text:p text:style-name="P174">2</text:p>
          </table:table-cell>
          <table:table-cell table:style-name="TableCell175">
            <text:p text:style-name="P176">67.09</text:p>
          </table:table-cell>
          <table:table-cell table:style-name="TableCell177">
            <text:p text:style-name="P178">68.04</text:p>
          </table:table-cell>
          <table:table-cell table:style-name="TableCell179">
            <text:p text:style-name="P180"/>
          </table:table-cell>
          <table:table-cell table:style-name="TableCell181">
            <text:p text:style-name="P182">75.93</text:p>
          </table:table-cell>
        </table:table-row>
        <table:table-row table:style-name="TableRow183">
          <table:table-cell table:style-name="TableCell184">
            <text:p text:style-name="P185">3</text:p>
          </table:table-cell>
          <table:table-cell table:style-name="TableCell186">
            <text:p text:style-name="P187">66.70</text:p>
          </table:table-cell>
          <table:table-cell table:style-name="TableCell188">
            <text:p text:style-name="P189">67.68</text:p>
          </table:table-cell>
          <table:table-cell table:style-name="TableCell190">
            <text:p text:style-name="P191"/>
          </table:table-cell>
          <table:table-cell table:style-name="TableCell192">
            <text:p text:style-name="P193">78.77</text:p>
          </table:table-cell>
        </table:table-row>
        <table:table-row table:style-name="TableRow194">
          <table:table-cell table:style-name="TableCell195">
            <text:p text:style-name="P196">1-forms</text:p>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row>
      </table:table>
      <text:p text:style-name="P205"/>
      <text:h text:style-name="Titre3" text:outline-level="3">Taux de phrase projective dans le test</text:h>
      <text:p text:style-name="Textbody"/>
      <table:table table:style-name="Table206">
        <table:table-columns>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P213">Allemand</text:p>
          </table:table-cell>
          <table:table-cell table:style-name="TableCell214">
            <text:p text:style-name="P215">Anglais</text:p>
          </table:table-cell>
          <table:table-cell table:style-name="TableCell216">
            <text:p text:style-name="P217">Français</text:p>
          </table:table-cell>
          <table:table-cell table:style-name="TableCell218">
            <text:p text:style-name="P219">Japonais</text:p>
          </table:table-cell>
        </table:table-row>
        <table:table-row table:style-name="TableRow220">
          <table:table-cell table:style-name="TableCell221">
            <text:p text:style-name="P222"><text:span text:style-name="T223">840 / 876<text:s/></text:span><text:span text:style-name="T224">≈ </text:span><text:span text:style-name="T225">96%</text:span></text:p>
          </table:table-cell>
          <table:table-cell table:style-name="TableCell226">
            <text:p text:style-name="P227"><text:span text:style-name="T228">800 / 914<text:s/></text:span><text:span text:style-name="T229">≈ </text:span><text:span text:style-name="T230">87.5%</text:span></text:p>
          </table:table-cell>
          <table:table-cell table:style-name="TableCell231">
            <text:p text:style-name="P232"><text:span text:style-name="T233">398 / 416<text:s/></text:span><text:span text:style-name="T234">≈ </text:span><text:span text:style-name="T235">96%</text:span></text:p>
          </table:table-cell>
          <table:table-cell table:style-name="TableCell236">
            <text:p text:style-name="P237"><text:span text:style-name="T238">538 / 551<text:s/></text:span><text:span text:style-name="T239">≈ </text:span><text:span text:style-name="T240">98%</text:span></text:p>
          </table:table-cell>
        </table:table-row>
      </table:table>
      <text:p text:style-name="Textbody"/>
      <text:h text:style-name="Titre2" text:outline-level="2">Commentaires</text:h>
      <text:p text:style-name="Textbody"/>
      <text:h text:style-name="Titre2" text:outline-level="2">Supplément</text:h>
      <text:p text:style-name="Textbody"/>
      <text:p text:style-name="Textbody"/>
      <text:p text:style-name="Textbody"/>
      <text:p text:style-name="BibliographyHeading">Bibliographie</text:p>
      <text:p text:style-name="P241">AE: Yoav Goldberg,Joakim Nivre, A Dynamic Oracle for Arc-Eager Dependency Parsing, , http://www.aclweb.org/anthology/C12-1059</text:p>
      <text:p text:style-name="P242">FBE: Facebook Research, FaceBook Reserach - fasttext embeddings, ,<text:s/>https://github.com/facebookresearch/fastText/blob/master/docs/crawl-vectors.md</text:p>
      <text:p text:style-name="P243">K: , Keras, , https://keras.io/</text:p>
      <text:p text:style-name="P244">TF: , Tensorflow, , https://www.tensorflow.org/</text:p>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lyUPC" svg:font-family="LilyUPC"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Calibri" style:font-name-asian="Calibri" style:font-name-complex="Calibri" fo:font-style="italic" style:font-style-asian="italic"/>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font-style="italic" style:font-style-asian="italic"/>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tyle="italic" style:font-style-asian="italic"/>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5.5527in"/>
          <style:tab-stop style:type="right" style:position="6.693in"/>
        </style:tab-stops>
      </style:paragraph-properties>
    </style:style>
  </office:automatic-styles>
  <office:master-styles>
    <style:master-page style:name="MP0" style:page-layout-name="PL0">
      <style:header>
        <text:p text:style-name="P2">Blouin / Bousquet<text:tab/>Décembre 2018</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ptiste Blouin</dc:creator>
    <meta:creation-date>2018-11-29T21:43:00Z</meta:creation-date>
    <dc:date>2018-12-02T16:02:00Z</dc:date>
    <meta:template xlink:href="Normal.dotm" xlink:type="simple"/>
    <meta:editing-cycles>9</meta:editing-cycles>
    <meta:editing-duration>PT4140S</meta:editing-duration>
    <meta:document-statistic meta:page-count="5" meta:paragraph-count="24" meta:word-count="1918" meta:character-count="12444" meta:row-count="87" meta:non-whitespace-character-count="10550"/>
  </office:meta>
</office:document-meta>
</file>

<file path=Object 1/content.xml><?xml version="1.0" encoding="utf-8"?>
<mml:math xmlns:mml="http://www.w3.org/1998/Math/MathML" xmlns:m="http://schemas.openxmlformats.org/officeDocument/2006/math">
  <mml:mo>{</mml:mo>
  <mml:mn>0</mml:mn>
  <mml:mo>,</mml:mo>
  <mml:mo>.</mml:mo>
  <mml:mo>.</mml:mo>
  <mml:mo>.</mml:mo>
  <mml:mo>,</mml:mo>
  <mml:mi>n</mml:mi>
  <mml:mo>-</mml:mo>
  <mml:mn>1</mml:mn>
  <mml:mo>}</mml:mo>
</mml:math>
</file>

<file path=Object 2/content.xml><?xml version="1.0" encoding="utf-8"?>
<mml:math xmlns:mml="http://www.w3.org/1998/Math/MathML" xmlns:m="http://schemas.openxmlformats.org/officeDocument/2006/math">
  <mml:mi>n</mml:mi>
</mml:math>
</file>

<file path=Object 3/content.xml><?xml version="1.0" encoding="utf-8"?>
<mml:math xmlns:mml="http://www.w3.org/1998/Math/MathML" xmlns:m="http://schemas.openxmlformats.org/officeDocument/2006/math">
  <mml:mi>i</mml:mi>
</mml:math>
</file>

<file path=Object 4/content.xml><?xml version="1.0" encoding="utf-8"?>
<mml:math xmlns:mml="http://www.w3.org/1998/Math/MathML" xmlns:m="http://schemas.openxmlformats.org/officeDocument/2006/math">
  <mml:mi>i</mml:mi>
</mml:math>
</file>

<file path=Object 5/content.xml><?xml version="1.0" encoding="utf-8"?>
<mml:math xmlns:mml="http://www.w3.org/1998/Math/MathML" xmlns:m="http://schemas.openxmlformats.org/officeDocument/2006/math">
  <mml:mi>d</mml:mi>
  <mml:mo>≪</mml:mo>
  <mml:mi>n</mml:mi>
</mml:math>
</file>

<file path=Object 6/content.xml><?xml version="1.0" encoding="utf-8"?>
<mml:math xmlns:mml="http://www.w3.org/1998/Math/MathML" xmlns:m="http://schemas.openxmlformats.org/officeDocument/2006/math">
  <mml:mo>|</mml:mo>
  <mml:mi>v</mml:mi>
  <mml:mi>o</mml:mi>
  <mml:mi>c</mml:mi>
  <mml:mi>a</mml:mi>
  <mml:mi>b</mml:mi>
  <mml:mi>u</mml:mi>
  <mml:mi>l</mml:mi>
  <mml:mi>a</mml:mi>
  <mml:mi>i</mml:mi>
  <mml:mi>r</mml:mi>
  <mml:mi>e</mml:mi>
  <mml:mo>|</mml:mo>
  <mml:mi>x</mml:mi>
  <mml:mi>d</mml:mi>
</mml:math>
</file>

<file path=Object 7/content.xml><?xml version="1.0" encoding="utf-8"?>
<mml:math xmlns:mml="http://www.w3.org/1998/Math/MathML" xmlns:m="http://schemas.openxmlformats.org/officeDocument/2006/math">
  <mml:msub>
    <mml:mrow>
      <mml:mo>|</mml:mo>
      <mml:mi>v</mml:mi>
      <mml:mi>o</mml:mi>
      <mml:mi>c</mml:mi>
      <mml:mi>a</mml:mi>
      <mml:mi>b</mml:mi>
      <mml:mo>|</mml:mo>
    </mml:mrow>
    <mml:mrow>
      <mml:mi>m</mml:mi>
      <mml:mi>a</mml:mi>
      <mml:mi>x</mml:mi>
    </mml:mrow>
  </mml:msub>
</mml:math>
</file>

<file path=Object 8/content.xml><?xml version="1.0" encoding="utf-8"?>
<mml:math xmlns:mml="http://www.w3.org/1998/Math/MathML" xmlns:m="http://schemas.openxmlformats.org/officeDocument/2006/math">
  <mml:msub>
    <mml:mrow>
      <mml:mo>|</mml:mo>
      <mml:mi>v</mml:mi>
      <mml:mi>o</mml:mi>
      <mml:mi>c</mml:mi>
      <mml:mi>a</mml:mi>
      <mml:mi>b</mml:mi>
      <mml:mo>|</mml:mo>
    </mml:mrow>
    <mml:mrow>
      <mml:mi>m</mml:mi>
      <mml:mi>a</mml:mi>
      <mml:mi>x</mml:mi>
    </mml:mrow>
  </mml:msub>
  <mml:mo>=</mml:mo>
  <mml:mn>50000</mml:mn>
</mml:math>
</file>